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8.505cm"/>
    </style:style>
    <style:style style:name="co5" style:family="table-column">
      <style:table-column-properties fo:break-before="auto" style:column-width="5.91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9.813cm"/>
    </style:style>
    <style:style style:name="co9" style:family="table-column">
      <style:table-column-properties fo:break-before="auto" style:column-width="7.415cm"/>
    </style:style>
    <style:style style:name="co10" style:family="table-column">
      <style:table-column-properties fo:break-before="auto" style:column-width="9.022cm"/>
    </style:style>
    <style:style style:name="co11" style:family="table-column">
      <style:table-column-properties fo:break-before="auto" style:column-width="5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dded DV</text:p>
          </table:table-cell>
          <table:table-cell table:style-name="ce1" office:value-type="string" calcext:value-type="string">
            <text:p>Change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Adventuring Time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36 biomes in 1.12</text:p>
          </table:table-cell>
          <table:table-cell office:value-type="string" calcext:value-type="string">
            <text:p>42 in 1.17… have to check history</text:p>
          </table:table-cell>
          <table:table-cell office:value-type="string" calcext:value-type="string">
            <text:p>oh god this one is complica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Arbalistic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20w09a</text:p>
          </table:table-cell>
          <table:table-cell office:value-type="float" office:value="2510" calcext:value-type="float">
            <text:p>25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Hero of the Village</text:p>
          </table:table-cell>
          <table:table-cell office:value-type="string" calcext:value-type="string">
            <text:p>14.4 pr2</text:p>
          </table:table-cell>
          <table:table-cell office:value-type="float" office:value="1970" calcext:value-type="float">
            <text:p>19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ticky Situation</text:p>
          </table:table-cell>
          <table:table-cell office:value-type="string" calcext:value-type="string">
            <text:p>19w46a</text:p>
          </table:table-cell>
          <table:table-cell office:value-type="float" office:value="2216" calcext:value-type="float">
            <text:p>2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Monster Hunter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22 mobs in 1.12</text:p>
          </table:table-cell>
          <table:table-cell office:value-type="string" calcext:value-type="string">
            <text:p>Polar Bears removed in 19w14a (1944)</text:p>
          </table:table-cell>
          <table:table-cell office:value-type="string" calcext:value-type="string">
            <text:p>Piglins and Hoglins in 20w07a (2506)</text:p>
          </table:table-cell>
          <table:table-cell table:style-name="ce2" office:value-type="string" calcext:value-type="string" table:number-columns-spanned="2" table:number-rows-spanned="1">
            <text:p>Elder Guardians, Ender Dragon, Endermite, Vex, Wither, Zoglins in 20w14a (2524)</text:p>
          </table:table-cell>
          <table:covered-table-cell/>
          <table:table-cell office:value-type="string" calcext:value-type="string">
            <text:p>Piglin Brutes in 20w27a (2569)</text:p>
          </table:table-cell>
          <table:table-cell office:value-type="string" calcext:value-type="string">
            <text:p>guess: Zombie Pigmen -&gt; Zombified Piglin in 20w09a (2510)</text:p>
          </table:table-cell>
          <table:table-cell office:value-type="string" calcext:value-type="string">
            <text:p>guess Pillager and Ravager in 18w43a (1901)</text:p>
          </table:table-cell>
          <table:table-cell office:value-type="string" calcext:value-type="string">
            <text:p>guess Phantom in 18w07a (1467)</text:p>
          </table:table-cell>
          <table:table-cell office:value-type="string" calcext:value-type="string">
            <text:p>guess Drowned in 18w11a (1478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Monsters Hunted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22 mobs in 1.12</text:p>
          </table:table-cell>
          <table:table-cell office:value-type="string" calcext:value-type="string">
            <text:p>Polar Bears removed in 19w14a (1944)</text:p>
          </table:table-cell>
          <table:table-cell office:value-type="string" calcext:value-type="string">
            <text:p>Piglins and Hoglins in 20w07a (2506)</text:p>
          </table:table-cell>
          <table:table-cell table:style-name="ce2" office:value-type="string" calcext:value-type="string" table:number-columns-spanned="2" table:number-rows-spanned="1">
            <text:p>Elder Guardians, Ender Dragon, Endermite, Vex, Wither, Zoglins in 20w14a (2524)</text:p>
          </table:table-cell>
          <table:covered-table-cell/>
          <table:table-cell office:value-type="string" calcext:value-type="string">
            <text:p>Piglin Brutes in 20w27a (256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urge Protector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Ol' Betsy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Adventu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Take Aim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weet Dream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Sniper Duel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Is It a Plane?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Is It a Balloon?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Is It a Bird?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Hired Help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A Throwaway Joke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Postmortal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What a Deal!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Two Birds, One Arrow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Very Very Frightening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Voluntary Exile</text:p>
          </table:table-cell>
          <table:table-cell office:value-type="string" calcext:value-type="string">
            <text:p>14.4 pr2</text:p>
          </table:table-cell>
          <table:table-cell office:value-type="float" office:value="1970" calcext:value-type="float">
            <text:p>19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Light as a Rabbit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 office:value-type="string" calcext:value-type="string">
            <text:p>Who's the Pillager Now?</text:p>
          </table:table-cell>
          <table:table-cell office:value-type="string" calcext:value-type="string">
            <text:p>18w43a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You Need a Mint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Next Generation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Sky's the Limit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Remote Getawa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City at the End of the Gam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Free the End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Great View From Up He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End... Again...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e End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he Cutest Predator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Balanced Diet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35 foods in 1.12</text:p>
          </table:table-cell>
          <table:table-cell office:value-type="string" calcext:value-type="string">
            <text:p>Suspicious Stew and Sweet Berries in 19w11a (1937)</text:p>
          </table:table-cell>
          <table:table-cell office:value-type="string" calcext:value-type="string">
            <text:p>Honey bottles in 19w35a (2201)</text:p>
          </table:table-cell>
          <table:table-cell office:value-type="string" calcext:value-type="string">
            <text:p>Glow Berries in 21w05a (2690)</text:p>
          </table:table-cell>
          <table:table-cell office:value-type="string" calcext:value-type="string">
            <text:p>guess: Kelp in 18w07a (1467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Serious Dedication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netherite hoe in 20w20a (2536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wo by Two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10 mobs in 1.12</text:p>
          </table:table-cell>
          <table:table-cell office:value-type="string" calcext:value-type="string">
            <text:p>Pandas in 18w44a (1907)</text:p>
          </table:table-cell>
          <table:table-cell office:value-type="string" calcext:value-type="string">
            <text:p>Foxes in 19w12a (1940)</text:p>
          </table:table-cell>
          <table:table-cell office:value-type="string" calcext:value-type="string">
            <text:p>Bees in 19w35a (2201)</text:p>
          </table:table-cell>
          <table:table-cell office:value-type="string" calcext:value-type="string">
            <text:p>Hoglins in 20w12a (2515)</text:p>
          </table:table-cell>
          <table:table-cell office:value-type="string" calcext:value-type="string">
            <text:p>Striders in 20w20a (2537)</text:p>
          </table:table-cell>
          <table:table-cell office:value-type="string" calcext:value-type="string">
            <text:p>Donkey and mule in 1.16pr1 (2556)</text:p>
          </table:table-cell>
          <table:table-cell office:value-type="string" calcext:value-type="string">
            <text:p>Goat and axolotl in 21w13a (2705)</text:p>
          </table:table-cell>
          <table:table-cell office:value-type="string" calcext:value-type="string">
            <text:p>guess: Cats in 18w44a (1907), Turtles in 18w07a (146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he Parrots and the Bat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Complete Catalogue</text:p>
          </table:table-cell>
          <table:table-cell office:value-type="string" calcext:value-type="string">
            <text:p>18w44a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Fishy Business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he Healing Power of Friendship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Glow and Behold!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Seedy Plac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Whatever Floats Your Goat!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Husbandr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Bee Our Guest</text:p>
          </table:table-cell>
          <table:table-cell office:value-type="string" calcext:value-type="string">
            <text:p>19w46a</text:p>
          </table:table-cell>
          <table:table-cell office:value-type="float" office:value="2216" calcext:value-type="float">
            <text:p>2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otal Beelocation</text:p>
          </table:table-cell>
          <table:table-cell office:value-type="string" calcext:value-type="string">
            <text:p>19w46a</text:p>
          </table:table-cell>
          <table:table-cell office:value-type="float" office:value="2216" calcext:value-type="float">
            <text:p>2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Tactical Fishing</text:p>
          </table:table-cell>
          <table:table-cell office:value-type="string" calcext:value-type="string">
            <text:p>18w14a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Best Friends Forev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Wax Off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Wax On</text:p>
          </table:table-cell>
          <table:table-cell office:value-type="string" calcext:value-type="string">
            <text:p>1.17pr1</text:p>
          </table:table-cell>
          <table:table-cell office:value-type="float" office:value="2716" calcext:value-type="float">
            <text:p>2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How Did We Get Here?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A Furious Cocktail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Local Brewer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Not Quite "Nine" Live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Bring Home the Beacon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Beaconato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Oh Shiny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Hot Tourist Destination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Subspace Bubbl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Those Were the Day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A Terrible Fortres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Spooky Scary Skeleton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War Pig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Cover Me in Debri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Hidden in the Depth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Into Fi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Who is Cutting Onions?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Return to Send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This Boat Has Legs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eth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Withering Height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Uneasy Allianc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her</text:p>
          </table:table-cell>
          <table:table-cell office:value-type="string" calcext:value-type="string">
            <text:p>Country Lode, Take Me Home</text:p>
          </table:table-cell>
          <table:table-cell office:value-type="string" calcext:value-type="string">
            <text:p>20w20a</text:p>
          </table:table-cell>
          <table:table-cell office:value-type="float" office:value="2536" calcext:value-type="float">
            <text:p>2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Zombie Docto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Not Today, Thank You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Enchant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The End?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We Need to Go Deeper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Eye Spy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Ice Bucket Challeng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Isn't It Iron Pick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Hot Stuff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Diamonds!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Stone Ag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Suit Up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inecraft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Cover Me With Diamonds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Acquire Hardwar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Getting an Upgrade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lip Bradbury</meta:initial-creator>
    <meta:creation-date>2021-07-01T10:38:09.884367834</meta:creation-date>
    <dc:date>2021-07-01T13:39:36.963746117</dc:date>
    <dc:creator>Phillip Bradbury</dc:creator>
    <meta:editing-duration>PT1H26M43S</meta:editing-duration>
    <meta:editing-cycles>3</meta:editing-cycles>
    <meta:generator>LibreOffice/6.4.7.2$Linux_X86_64 LibreOffice_project/40$Build-2</meta:generator>
    <meta:document-statistic meta:table-count="1" meta:cell-count="346" meta:object-count="0"/>
  </office:meta>
</office:document-meta>
</file>